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25-01-2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24-01-2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23-01-1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22-04-1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22-01-1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21-10-1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21-01-2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20-10-1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9-12-3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9-10-1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9-04-22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9-01-08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8-01-02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7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7-01-25 15:01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6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6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5-12-29 20:5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5-01-05 21:38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4-01-08 19:45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3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3-01-14 20:16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0-12-28 20:43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1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09-12-29 20:04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0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0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09-01-21 20:03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0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0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08-01-10 21:08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07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07-01-05 08:29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06-01-04 16:16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05-01-03 21:13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04-01-05 19:12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03-01-02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02-01-03 22:34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01-01-08 16:28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2000-01-06 22:02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1999-01-11 14:40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1998-01-12 22:06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917099140101</text:p>
          </table:table-cell>
          <table:table-cell office:value-type="string" calcext:value-type="string">
            <text:p>27S 18W 35AAC 01</text:p>
          </table:table-cell>
          <table:table-cell office:value-type="string" calcext:value-type="string">
            <text:p>199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